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73in"/>
    </style:style>
    <style:style style:name="co2" style:family="table-column">
      <style:table-column-properties fo:break-before="auto" style:column-width="1.998in"/>
    </style:style>
    <style:style style:name="co3" style:family="table-column">
      <style:table-column-properties fo:break-before="auto" style:column-width="1.4098in"/>
    </style:style>
    <style:style style:name="co4" style:family="table-column">
      <style:table-column-properties fo:break-before="auto" style:column-width="0.9425in"/>
    </style:style>
    <style:style style:name="co5" style:family="table-column">
      <style:table-column-properties fo:break-before="auto" style:column-width="2.578in"/>
    </style:style>
    <style:style style:name="co6" style:family="table-column">
      <style:table-column-properties fo:break-before="auto" style:column-width="1.6693in"/>
    </style:style>
    <style:style style:name="co7" style:family="table-column">
      <style:table-column-properties fo:break-before="auto" style:column-width="1.1327in"/>
    </style:style>
    <style:style style:name="co8" style:family="table-column">
      <style:table-column-properties fo:break-before="auto" style:column-width="1.739in"/>
    </style:style>
    <style:style style:name="co9" style:family="table-column">
      <style:table-column-properties fo:break-before="auto" style:column-width="1.3236in"/>
    </style:style>
    <style:style style:name="co10" style:family="table-column">
      <style:table-column-properties fo:break-before="auto" style:column-width="1.2283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4618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jira:ticket</text:p>
          </table:table-cell>
          <table:table-cell office:value-type="string">
            <text:p>core:name</text:p>
          </table:table-cell>
          <table:table-cell office:value-type="string">
            <text:p>jira:status</text:p>
          </table:table-cell>
          <table:table-cell office:value-type="string">
            <text:p>jira:storypoints</text:p>
          </table:table-cell>
          <table:table-cell office:value-type="string">
            <text:p>jira:depends-on</text:p>
          </table:table-cell>
          <table:table-cell office:value-type="string">
            <text:p>jira:team</text:p>
          </table:table-cell>
          <table:table-cell office:value-type="string">
            <text:p>jira:ticket-type</text:p>
          </table:table-cell>
          <table:table-cell office:value-type="string">
            <text:p>jira:feature</text:p>
          </table:table-cell>
          <table:table-cell office:value-type="string">
            <text:p>jira:sprint</text:p>
          </table:table-cell>
          <table:table-cell office:value-type="string">
            <text:p>jira:release</text:p>
          </table:table-cell>
        </table:table-row>
        <table:table-row table:style-name="ro1">
          <table:table-cell office:value-type="string">
            <text:p>TQC-10348</text:p>
          </table:table-cell>
          <table:table-cell office:value-type="string">
            <text:p>Add flux field parameters</text:p>
          </table:table-cell>
          <table:table-cell office:value-type="string">
            <text:p>closed</text:p>
          </table:table-cell>
          <table:table-cell office:value-type="float" office:value="8">
            <text:p>8</text:p>
          </table:table-cell>
          <table:table-cell/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Flux Compensation</text:p>
          </table:table-cell>
          <table:table-cell office:value-type="string">
            <text:p>2020-05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TQC-10349</text:p>
          </table:table-cell>
          <table:table-cell office:value-type="string">
            <text:p>Flux calculation</text:p>
          </table:table-cell>
          <table:table-cell office:value-type="string">
            <text:p>in validation</text:p>
          </table:table-cell>
          <table:table-cell office:value-type="float" office:value="20">
            <text:p>20</text:p>
          </table:table-cell>
          <table:table-cell table:formula="of:=[.A2]" office:value-type="string" office:string-value="TQC-10348">
            <text:p>TQC-10348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Flux Compensation</text:p>
          </table:table-cell>
          <table:table-cell office:value-type="string">
            <text:p>2020-0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TQC-10350</text:p>
          </table:table-cell>
          <table:table-cell office:value-type="string">
            <text:p>Add Flux to UI</text:p>
          </table:table-cell>
          <table:table-cell office:value-type="string">
            <text:p>in progress</text:p>
          </table:table-cell>
          <table:table-cell office:value-type="float" office:value="10">
            <text:p>10</text:p>
          </table:table-cell>
          <table:table-cell office:value-type="string">
            <text:p>TQC-10348+TQC-10351+TQC-10353</text:p>
          </table:table-cell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Flux Compensation</text:p>
          </table:table-cell>
          <table:table-cell office:value-type="string">
            <text:p>2020-0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TQC-10351</text:p>
          </table:table-cell>
          <table:table-cell office:value-type="string">
            <text:p>Flux support</text:p>
          </table:table-cell>
          <table:table-cell office:value-type="string">
            <text:p>in code review</text:p>
          </table:table-cell>
          <table:table-cell office:value-type="float" office:value="8">
            <text:p>8</text:p>
          </table:table-cell>
          <table:table-cell table:formula="of:=[.A2]" office:value-type="string" office:string-value="TQC-10348">
            <text:p>TQC-10348</text:p>
          </table:table-cell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Flux Compensation</text:p>
          </table:table-cell>
          <table:table-cell office:value-type="string">
            <text:p>2020-0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TQC-10352</text:p>
          </table:table-cell>
          <table:table-cell office:value-type="string">
            <text:p>Flux analytics</text:p>
          </table:table-cell>
          <table:table-cell office:value-type="string">
            <text:p>in progress</text:p>
          </table:table-cell>
          <table:table-cell office:value-type="float" office:value="14">
            <text:p>14</text:p>
          </table:table-cell>
          <table:table-cell office:value-type="string">
            <text:p>TQC-10348+TQC-10350</text:p>
          </table:table-cell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Flux Compensation</text:p>
          </table:table-cell>
          <table:table-cell office:value-type="string">
            <text:p>2020-0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TQC-10353</text:p>
          </table:table-cell>
          <table:table-cell office:value-type="string">
            <text:p>Flux workflow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 table:formula="of:=[.A2]" office:value-type="string" office:string-value="TQC-10348">
            <text:p>TQC-10348</text:p>
          </table:table-cell>
          <table:table-cell office:value-type="string">
            <text:p>Workflow</text:p>
          </table:table-cell>
          <table:table-cell office:value-type="string">
            <text:p>Story</text:p>
          </table:table-cell>
          <table:table-cell office:value-type="string">
            <text:p>Flux Compensation</text:p>
          </table:table-cell>
          <table:table-cell office:value-type="string">
            <text:p>2020-08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54</text:p>
          </table:table-cell>
          <table:table-cell office:value-type="string">
            <text:p>Full fluxination</text:p>
          </table:table-cell>
          <table:table-cell office:value-type="string">
            <text:p>open</text:p>
          </table:table-cell>
          <table:table-cell office:value-type="float" office:value="20">
            <text:p>20</text:p>
          </table:table-cell>
          <table:table-cell office:value-type="string">
            <text:p>TQC-10348+TQC-10349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Flux Compensation</text:p>
          </table:table-cell>
          <table:table-cell office:value-type="string">
            <text:p>2020-1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55</text:p>
          </table:table-cell>
          <table:table-cell office:value-type="string">
            <text:p>Hubble data schema</text:p>
          </table:table-cell>
          <table:table-cell office:value-type="string">
            <text:p>closed</text:p>
          </table:table-cell>
          <table:table-cell office:value-type="float" office:value="6">
            <text:p>6</text:p>
          </table:table-cell>
          <table:table-cell/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Hubble Data Import</text:p>
          </table:table-cell>
          <table:table-cell office:value-type="string">
            <text:p>2020-05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TQC-10356</text:p>
          </table:table-cell>
          <table:table-cell office:value-type="string">
            <text:p>Constellation influence</text:p>
          </table:table-cell>
          <table:table-cell office:value-type="string">
            <text:p>in validation</text:p>
          </table:table-cell>
          <table:table-cell office:value-type="float" office:value="8">
            <text:p>8</text:p>
          </table:table-cell>
          <table:table-cell office:value-type="string">
            <text:p>TQC-10355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Hubble Data Import</text:p>
          </table:table-cell>
          <table:table-cell office:value-type="string">
            <text:p>2020-0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TQC-10357</text:p>
          </table:table-cell>
          <table:table-cell office:value-type="string">
            <text:p>Hubble import connector</text:p>
          </table:table-cell>
          <table:table-cell office:value-type="string">
            <text:p>in validation</text:p>
          </table:table-cell>
          <table:table-cell office:value-type="float" office:value="4">
            <text:p>4</text:p>
          </table:table-cell>
          <table:table-cell office:value-type="string">
            <text:p>TQC-10355</text:p>
          </table:table-cell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Hubble Data Import</text:p>
          </table:table-cell>
          <table:table-cell office:value-type="string">
            <text:p>2020-0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TQC-10358</text:p>
          </table:table-cell>
          <table:table-cell office:value-type="string">
            <text:p>Hubble connectivity</text:p>
          </table:table-cell>
          <table:table-cell office:value-type="string">
            <text:p>in code review</text:p>
          </table:table-cell>
          <table:table-cell office:value-type="float" office:value="4">
            <text:p>4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Hubble Data Import</text:p>
          </table:table-cell>
          <table:table-cell office:value-type="string">
            <text:p>2020-0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TQC-10359</text:p>
          </table:table-cell>
          <table:table-cell office:value-type="string">
            <text:p>Astrology module</text:p>
          </table:table-cell>
          <table:table-cell office:value-type="string">
            <text:p>open</text:p>
          </table:table-cell>
          <table:table-cell office:value-type="float" office:value="14">
            <text:p>14</text:p>
          </table:table-cell>
          <table:table-cell office:value-type="string">
            <text:p>TQC-10357+TQC-10358</text:p>
          </table:table-cell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Hubble Data Import</text:p>
          </table:table-cell>
          <table:table-cell office:value-type="string">
            <text:p>2020-12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60</text:p>
          </table:table-cell>
          <table:table-cell office:value-type="string">
            <text:p>Quantum bit storage</text:p>
          </table:table-cell>
          <table:table-cell office:value-type="string">
            <text:p>closed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Fuzzy data support</text:p>
          </table:table-cell>
          <table:table-cell office:value-type="string">
            <text:p>2020-06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61</text:p>
          </table:table-cell>
          <table:table-cell office:value-type="string">
            <text:p>Oscillation simulation</text:p>
          </table:table-cell>
          <table:table-cell office:value-type="string">
            <text:p>blocked</text:p>
          </table:table-cell>
          <table:table-cell office:value-type="float" office:value="10">
            <text:p>10</text:p>
          </table:table-cell>
          <table:table-cell office:value-type="string">
            <text:p>TQC-10365+TQC-10360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Fuzzy data support</text:p>
          </table:table-cell>
          <table:table-cell office:value-type="string">
            <text:p>2020-07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62</text:p>
          </table:table-cell>
          <table:table-cell office:value-type="string">
            <text:p>Blur mode for UI</text:p>
          </table:table-cell>
          <table:table-cell office:value-type="string">
            <text:p>in progress</text:p>
          </table:table-cell>
          <table:table-cell office:value-type="float" office:value="5">
            <text:p>5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Fuzzy data support</text:p>
          </table:table-cell>
          <table:table-cell office:value-type="string">
            <text:p>2020-07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63</text:p>
          </table:table-cell>
          <table:table-cell office:value-type="string">
            <text:p>Nondeterministic load distribution</text:p>
          </table:table-cell>
          <table:table-cell office:value-type="string">
            <text:p>in progress</text:p>
          </table:table-cell>
          <table:table-cell office:value-type="float" office:value="6">
            <text:p>6</text:p>
          </table:table-cell>
          <table:table-cell office:value-type="string">
            <text:p>TQC-10351</text:p>
          </table:table-cell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Fuzzy data support</text:p>
          </table:table-cell>
          <table:table-cell office:value-type="string">
            <text:p>2020-07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64</text:p>
          </table:table-cell>
          <table:table-cell office:value-type="string">
            <text:p>Add probability functions</text:p>
          </table:table-cell>
          <table:table-cell office:value-type="string">
            <text:p>in code review</text:p>
          </table:table-cell>
          <table:table-cell office:value-type="float" office:value="10">
            <text:p>10</text:p>
          </table:table-cell>
          <table:table-cell office:value-type="string">
            <text:p>TQC-10360</text:p>
          </table:table-cell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Fuzzy data support</text:p>
          </table:table-cell>
          <table:table-cell office:value-type="string">
            <text:p>2020-07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65</text:p>
          </table:table-cell>
          <table:table-cell office:value-type="string">
            <text:p>Extract probabilities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 office:value-type="string">
            <text:p>TQC-10360+TQC-10354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Fuzzy data support</text:p>
          </table:table-cell>
          <table:table-cell office:value-type="string">
            <text:p>2020-08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66</text:p>
          </table:table-cell>
          <table:table-cell office:value-type="string">
            <text:p>Add tweet buttons</text:p>
          </table:table-cell>
          <table:table-cell office:value-type="string">
            <text:p>ope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Twitter integration</text:p>
          </table:table-cell>
          <table:table-cell office:value-type="string">
            <text:p>2020-09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67</text:p>
          </table:table-cell>
          <table:table-cell office:value-type="string">
            <text:p>Tweet overview</text:p>
          </table:table-cell>
          <table:table-cell office:value-type="string">
            <text:p>open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Twitter integration</text:p>
          </table:table-cell>
          <table:table-cell office:value-type="string">
            <text:p>2020-09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68</text:p>
          </table:table-cell>
          <table:table-cell office:value-type="string">
            <text:p>Tweet approval workflow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/>
          <table:table-cell office:value-type="string">
            <text:p>Workflow</text:p>
          </table:table-cell>
          <table:table-cell office:value-type="string">
            <text:p>Story</text:p>
          </table:table-cell>
          <table:table-cell office:value-type="string">
            <text:p>Twitter integration</text:p>
          </table:table-cell>
          <table:table-cell office:value-type="string">
            <text:p>2020-10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69</text:p>
          </table:table-cell>
          <table:table-cell office:value-type="string">
            <text:p>Tweet deletion workflow</text:p>
          </table:table-cell>
          <table:table-cell office:value-type="string">
            <text:p>open</text:p>
          </table:table-cell>
          <table:table-cell office:value-type="float" office:value="6">
            <text:p>6</text:p>
          </table:table-cell>
          <table:table-cell/>
          <table:table-cell office:value-type="string">
            <text:p>Workflow</text:p>
          </table:table-cell>
          <table:table-cell office:value-type="string">
            <text:p>Story</text:p>
          </table:table-cell>
          <table:table-cell office:value-type="string">
            <text:p>Twitter integration</text:p>
          </table:table-cell>
          <table:table-cell office:value-type="string">
            <text:p>2020-10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70</text:p>
          </table:table-cell>
          <table:table-cell office:value-type="string">
            <text:p>Twitter connectivity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Twitter integration</text:p>
          </table:table-cell>
          <table:table-cell office:value-type="string">
            <text:p>2020-09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71</text:p>
          </table:table-cell>
          <table:table-cell office:value-type="string">
            <text:p>NLP framework evaluation</text:p>
          </table:table-cell>
          <table:table-cell office:value-type="string">
            <text:p>open</text:p>
          </table:table-cell>
          <table:table-cell office:value-type="float" office:value="6">
            <text:p>6</text:p>
          </table:table-cell>
          <table:table-cell/>
          <table:table-cell office:value-type="string">
            <text:p>Analytics</text:p>
          </table:table-cell>
          <table:table-cell office:value-type="string">
            <text:p>Spike</text:p>
          </table:table-cell>
          <table:table-cell office:value-type="string">
            <text:p>Chatbot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72</text:p>
          </table:table-cell>
          <table:table-cell office:value-type="string">
            <text:p>NLP queries</text:p>
          </table:table-cell>
          <table:table-cell office:value-type="string">
            <text:p>open</text:p>
          </table:table-cell>
          <table:table-cell office:value-type="float" office:value="16">
            <text:p>16</text:p>
          </table:table-cell>
          <table:table-cell office:value-type="string">
            <text:p>TQC-10371+TQC-10373</text:p>
          </table:table-cell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Chatbot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73</text:p>
          </table:table-cell>
          <table:table-cell office:value-type="string">
            <text:p>Entity catalog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Chatbot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74</text:p>
          </table:table-cell>
          <table:table-cell office:value-type="string">
            <text:p>Redesign Analytic Layout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Chatbot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75</text:p>
          </table:table-cell>
          <table:table-cell office:value-type="string">
            <text:p>Chat Column</text:p>
          </table:table-cell>
          <table:table-cell office:value-type="string">
            <text:p>open</text:p>
          </table:table-cell>
          <table:table-cell office:value-type="float" office:value="6">
            <text:p>6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Chatbot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76</text:p>
          </table:table-cell>
          <table:table-cell office:value-type="string">
            <text:p>Embed visualizations in chat</text:p>
          </table:table-cell>
          <table:table-cell office:value-type="string">
            <text:p>open</text:p>
          </table:table-cell>
          <table:table-cell office:value-type="float" office:value="6">
            <text:p>6</text:p>
          </table:table-cell>
          <table:table-cell office:value-type="string">
            <text:p>TQC-10375</text:p>
          </table:table-cell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Chatbot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77</text:p>
          </table:table-cell>
          <table:table-cell office:value-type="string">
            <text:p>Add spin fields to schema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Spin simulation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78</text:p>
          </table:table-cell>
          <table:table-cell office:value-type="string">
            <text:p>Spin approximation algorithm</text:p>
          </table:table-cell>
          <table:table-cell office:value-type="string">
            <text:p>open</text:p>
          </table:table-cell>
          <table:table-cell office:value-type="float" office:value="18">
            <text:p>18</text:p>
          </table:table-cell>
          <table:table-cell office:value-type="string">
            <text:p>TQC-10359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Spin simulation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79</text:p>
          </table:table-cell>
          <table:table-cell office:value-type="string">
            <text:p>Embed spin in flux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 office:value-type="string">
            <text:p>TQC-10378+TQC-10348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Spin simulation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80</text:p>
          </table:table-cell>
          <table:table-cell office:value-type="string">
            <text:p>Embed spin in analytics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 office:value-type="string">
            <text:p>TQC-10378</text:p>
          </table:table-cell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Spin simulation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81</text:p>
          </table:table-cell>
          <table:table-cell office:value-type="string">
            <text:p>Design spin viz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Spin simulation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82</text:p>
          </table:table-cell>
          <table:table-cell office:value-type="string">
            <text:p>Implement spin viz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 office:value-type="string">
            <text:p>TQC-10381+TQC-10380</text:p>
          </table:table-cell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Spin simulation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83</text:p>
          </table:table-cell>
          <table:table-cell office:value-type="string">
            <text:p>Location service selection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Platform</text:p>
          </table:table-cell>
          <table:table-cell office:value-type="string">
            <text:p>Spike</text:p>
          </table:table-cell>
          <table:table-cell office:value-type="string">
            <text:p>Location awareness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84</text:p>
          </table:table-cell>
          <table:table-cell office:value-type="string">
            <text:p>Location service connectivity</text:p>
          </table:table-cell>
          <table:table-cell office:value-type="string">
            <text:p>open</text:p>
          </table:table-cell>
          <table:table-cell office:value-type="float" office:value="6">
            <text:p>6</text:p>
          </table:table-cell>
          <table:table-cell office:value-type="string">
            <text:p>TQC-10383</text:p>
          </table:table-cell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Location awareness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85</text:p>
          </table:table-cell>
          <table:table-cell office:value-type="string">
            <text:p>Location-sensitive model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 office:value-type="string">
            <text:p>TQC-10384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Location awareness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86</text:p>
          </table:table-cell>
          <table:table-cell office:value-type="string">
            <text:p>Geospatial results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 office:value-type="string">
            <text:p>TQC-10385+TQC-10384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Location awareness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87</text:p>
          </table:table-cell>
          <table:table-cell office:value-type="string">
            <text:p>Location in UI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 office:value-type="string">
            <text:p>TQC-10386+TQC-10384</text:p>
          </table:table-cell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Location awareness</text:p>
          </table:table-cell>
          <table:table-cell/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TQC-10388</text:p>
          </table:table-cell>
          <table:table-cell office:value-type="string">
            <text:p>Set up AWS clusters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Distributed calcul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389</text:p>
          </table:table-cell>
          <table:table-cell office:value-type="string">
            <text:p>Deployment scripts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Distributed calcul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390</text:p>
          </table:table-cell>
          <table:table-cell office:value-type="string">
            <text:p>Mesos enabling</text:p>
          </table:table-cell>
          <table:table-cell office:value-type="string">
            <text:p>open</text:p>
          </table:table-cell>
          <table:table-cell office:value-type="float" office:value="20">
            <text:p>20</text:p>
          </table:table-cell>
          <table:table-cell office:value-type="string">
            <text:p>TQC-10388+TQC-10389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Distributed calcul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391</text:p>
          </table:table-cell>
          <table:table-cell office:value-type="string">
            <text:p>Calculation Partitioning</text:p>
          </table:table-cell>
          <table:table-cell office:value-type="string">
            <text:p>open</text:p>
          </table:table-cell>
          <table:table-cell office:value-type="float" office:value="20">
            <text:p>20</text:p>
          </table:table-cell>
          <table:table-cell office:value-type="string">
            <text:p>TQC-10390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Distributed calcul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392</text:p>
          </table:table-cell>
          <table:table-cell office:value-type="string">
            <text:p>Result shuffling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 office:value-type="string">
            <text:p>TQC-10390</text:p>
          </table:table-cell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Distributed calcul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393</text:p>
          </table:table-cell>
          <table:table-cell office:value-type="string">
            <text:p>API Authentication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Public API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394</text:p>
          </table:table-cell>
          <table:table-cell office:value-type="string">
            <text:p>Master Data API</text:p>
          </table:table-cell>
          <table:table-cell office:value-type="string">
            <text:p>open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Public API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395</text:p>
          </table:table-cell>
          <table:table-cell office:value-type="string">
            <text:p>Simulation API</text:p>
          </table:table-cell>
          <table:table-cell office:value-type="string">
            <text:p>open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Public API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396</text:p>
          </table:table-cell>
          <table:table-cell office:value-type="string">
            <text:p>Workflow API</text:p>
          </table:table-cell>
          <table:table-cell office:value-type="string">
            <text:p>open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Workflow</text:p>
          </table:table-cell>
          <table:table-cell office:value-type="string">
            <text:p>Story</text:p>
          </table:table-cell>
          <table:table-cell office:value-type="string">
            <text:p>Public API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397</text:p>
          </table:table-cell>
          <table:table-cell office:value-type="string">
            <text:p>API Usage Monitoring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Public API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398</text:p>
          </table:table-cell>
          <table:table-cell office:value-type="string">
            <text:p>Workbook API</text:p>
          </table:table-cell>
          <table:table-cell office:value-type="string">
            <text:p>open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Public API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399</text:p>
          </table:table-cell>
          <table:table-cell office:value-type="string">
            <text:p>Result Cache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/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Incremental Queries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00</text:p>
          </table:table-cell>
          <table:table-cell office:value-type="string">
            <text:p>Sticky Sessions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Incremental Queries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01</text:p>
          </table:table-cell>
          <table:table-cell office:value-type="string">
            <text:p>Context Model</text:p>
          </table:table-cell>
          <table:table-cell office:value-type="string">
            <text:p>open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Incremental Queries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02</text:p>
          </table:table-cell>
          <table:table-cell office:value-type="string">
            <text:p>Cache Invalidation</text:p>
          </table:table-cell>
          <table:table-cell office:value-type="string">
            <text:p>open</text:p>
          </table:table-cell>
          <table:table-cell office:value-type="float" office:value="8">
            <text:p>8</text:p>
          </table:table-cell>
          <table:table-cell office:value-type="string">
            <text:p>TQC-10399</text:p>
          </table:table-cell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Incremental Queries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03</text:p>
          </table:table-cell>
          <table:table-cell office:value-type="string">
            <text:p>Data Merge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 office:value-type="string">
            <text:p>TQC-10401+TQC-10399</text:p>
          </table:table-cell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Incremental Queries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04</text:p>
          </table:table-cell>
          <table:table-cell office:value-type="string">
            <text:p>Full reload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 office:value-type="string">
            <text:p>TQC-10403</text:p>
          </table:table-cell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Incremental Queries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05</text:p>
          </table:table-cell>
          <table:table-cell office:value-type="string">
            <text:p>3D environment</text:p>
          </table:table-cell>
          <table:table-cell office:value-type="string">
            <text:p>open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VR visualiz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06</text:p>
          </table:table-cell>
          <table:table-cell office:value-type="string">
            <text:p>3D charts</text:p>
          </table:table-cell>
          <table:table-cell office:value-type="string">
            <text:p>open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VR visualiz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07</text:p>
          </table:table-cell>
          <table:table-cell office:value-type="string">
            <text:p>VR interaction module</text:p>
          </table:table-cell>
          <table:table-cell office:value-type="string">
            <text:p>open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VR visualiz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08</text:p>
          </table:table-cell>
          <table:table-cell office:value-type="string">
            <text:p>Voice control</text:p>
          </table:table-cell>
          <table:table-cell office:value-type="string">
            <text:p>open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Frontend</text:p>
          </table:table-cell>
          <table:table-cell office:value-type="string">
            <text:p>Story</text:p>
          </table:table-cell>
          <table:table-cell office:value-type="string">
            <text:p>VR visualiz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09</text:p>
          </table:table-cell>
          <table:table-cell office:value-type="string">
            <text:p>Subsecond queries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 office:value-type="string">
            <text:p>TQC-10403+TQC-10392</text:p>
          </table:table-cell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VR visualiz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10</text:p>
          </table:table-cell>
          <table:table-cell office:value-type="string">
            <text:p>VR flux</text:p>
          </table:table-cell>
          <table:table-cell office:value-type="string">
            <text:p>open</text:p>
          </table:table-cell>
          <table:table-cell office:value-type="float" office:value="10">
            <text:p>10</text:p>
          </table:table-cell>
          <table:table-cell office:value-type="string">
            <text:p>TQC-10352+TQC-10407</text:p>
          </table:table-cell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VR visualiza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11</text:p>
          </table:table-cell>
          <table:table-cell office:value-type="string">
            <text:p>Datastore Introspection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Datastore</text:p>
          </table:table-cell>
          <table:table-cell office:value-type="string">
            <text:p>Story</text:p>
          </table:table-cell>
          <table:table-cell office:value-type="string">
            <text:p>Service Introspec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12</text:p>
          </table:table-cell>
          <table:table-cell office:value-type="string">
            <text:p>Simulation Introspection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imulation</text:p>
          </table:table-cell>
          <table:table-cell office:value-type="string">
            <text:p>Story</text:p>
          </table:table-cell>
          <table:table-cell office:value-type="string">
            <text:p>Service Introspec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13</text:p>
          </table:table-cell>
          <table:table-cell office:value-type="string">
            <text:p>Analytics Introspection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Analytics</text:p>
          </table:table-cell>
          <table:table-cell office:value-type="string">
            <text:p>Story</text:p>
          </table:table-cell>
          <table:table-cell office:value-type="string">
            <text:p>Service Introspec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14</text:p>
          </table:table-cell>
          <table:table-cell office:value-type="string">
            <text:p>Workflow Introspection</text:p>
          </table:table-cell>
          <table:table-cell office:value-type="string">
            <text:p>open</text:p>
          </table:table-cell>
          <table:table-cell office:value-type="float" office:value="4">
            <text:p>4</text:p>
          </table:table-cell>
          <table:table-cell/>
          <table:table-cell office:value-type="string">
            <text:p>Workflow</text:p>
          </table:table-cell>
          <table:table-cell office:value-type="string">
            <text:p>Story</text:p>
          </table:table-cell>
          <table:table-cell office:value-type="string">
            <text:p>Service Introspec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15</text:p>
          </table:table-cell>
          <table:table-cell office:value-type="string">
            <text:p>Provide Introspection Port</text:p>
          </table:table-cell>
          <table:table-cell office:value-type="string">
            <text:p>ope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latform</text:p>
          </table:table-cell>
          <table:table-cell office:value-type="string">
            <text:p>Story</text:p>
          </table:table-cell>
          <table:table-cell office:value-type="string">
            <text:p>Service Introspection</text:p>
          </table:table-cell>
          <table:table-cell/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TQC-10416</text:p>
          </table:table-cell>
          <table:table-cell table:number-columns-repeated="6"/>
          <table:table-cell office:value-type="string">
            <text:p>APM Instrumentation</text:p>
          </table:table-cell>
          <table:table-cell table:number-columns-repeated="2"/>
        </table:table-row>
        <table:table-row table:style-name="ro1">
          <table:table-cell office:value-type="string">
            <text:p>TQC-10417</text:p>
          </table:table-cell>
          <table:table-cell table:number-columns-repeated="6"/>
          <table:table-cell office:value-type="string">
            <text:p>APM Instrumentation</text:p>
          </table:table-cell>
          <table:table-cell table:number-columns-repeated="2"/>
        </table:table-row>
        <table:table-row table:style-name="ro1">
          <table:table-cell office:value-type="string">
            <text:p>TQC-10418</text:p>
          </table:table-cell>
          <table:table-cell table:number-columns-repeated="6"/>
          <table:table-cell office:value-type="string">
            <text:p>APM Instrumentation</text:p>
          </table:table-cell>
          <table:table-cell table:number-columns-repeated="2"/>
        </table:table-row>
        <table:table-row table:style-name="ro1">
          <table:table-cell office:value-type="string">
            <text:p>TQC-10419</text:p>
          </table:table-cell>
          <table:table-cell table:number-columns-repeated="6"/>
          <table:table-cell office:value-type="string">
            <text:p>APM Instrumentation</text:p>
          </table:table-cell>
          <table:table-cell table:number-columns-repeated="2"/>
        </table:table-row>
        <table:table-row table:style-name="ro1">
          <table:table-cell office:value-type="string">
            <text:p>TQC-10420</text:p>
          </table:table-cell>
          <table:table-cell table:number-columns-repeated="6"/>
          <table:table-cell office:value-type="string">
            <text:p>APM Instrumentation</text:p>
          </table:table-cell>
          <table:table-cell table:number-columns-repeated="2"/>
        </table:table-row>
        <table:table-row table:style-name="ro1">
          <table:table-cell office:value-type="string">
            <text:p>TQC-10421</text:p>
          </table:table-cell>
          <table:table-cell table:number-columns-repeated="6"/>
          <table:table-cell office:value-type="string">
            <text:p>APM Instrumentation</text:p>
          </table:table-cell>
          <table:table-cell table:number-columns-repeated="2"/>
        </table:table-row>
        <table:table-row table:style-name="ro1">
          <table:table-cell office:value-type="string">
            <text:p>TQC-10422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1">
          <table:table-cell office:value-type="string">
            <text:p>TQC-10423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1">
          <table:table-cell office:value-type="string">
            <text:p>TQC-10424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1">
          <table:table-cell office:value-type="string">
            <text:p>TQC-10425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1">
          <table:table-cell office:value-type="string">
            <text:p>TQC-10426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1">
          <table:table-cell office:value-type="string">
            <text:p>TQC-10427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1">
          <table:table-cell office:value-type="string">
            <text:p>TQC-10428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1">
          <table:table-cell office:value-type="string">
            <text:p>TQC-10429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1">
          <table:table-cell office:value-type="string">
            <text:p>TQC-10430</text:p>
          </table:table-cell>
          <table:table-cell table:number-columns-repeated="6"/>
          <table:table-cell office:value-type="string">
            <text:p>Implicit Personalization</text:p>
          </table:table-cell>
          <table:table-cell table:number-columns-repeated="2"/>
        </table:table-row>
        <table:table-row table:style-name="ro1">
          <table:table-cell office:value-type="string">
            <text:p>TQC-10431</text:p>
          </table:table-cell>
          <table:table-cell table:number-columns-repeated="6"/>
          <table:table-cell office:value-type="string">
            <text:p>Backend Performance</text:p>
          </table:table-cell>
          <table:table-cell table:number-columns-repeated="2"/>
        </table:table-row>
        <table:table-row table:style-name="ro1">
          <table:table-cell office:value-type="string">
            <text:p>TQC-10432</text:p>
          </table:table-cell>
          <table:table-cell table:number-columns-repeated="6"/>
          <table:table-cell office:value-type="string">
            <text:p>Backend Performance</text:p>
          </table:table-cell>
          <table:table-cell table:number-columns-repeated="2"/>
        </table:table-row>
        <table:table-row table:style-name="ro1">
          <table:table-cell office:value-type="string">
            <text:p>TQC-10433</text:p>
          </table:table-cell>
          <table:table-cell table:number-columns-repeated="6"/>
          <table:table-cell office:value-type="string">
            <text:p>Backend Performance</text:p>
          </table:table-cell>
          <table:table-cell table:number-columns-repeated="2"/>
        </table:table-row>
        <table:table-row table:style-name="ro1">
          <table:table-cell office:value-type="string">
            <text:p>TQC-10434</text:p>
          </table:table-cell>
          <table:table-cell table:number-columns-repeated="6"/>
          <table:table-cell office:value-type="string">
            <text:p>Backend Performance</text:p>
          </table:table-cell>
          <table:table-cell table:number-columns-repeated="2"/>
        </table:table-row>
        <table:table-row table:style-name="ro1">
          <table:table-cell office:value-type="string">
            <text:p>TQC-10435</text:p>
          </table:table-cell>
          <table:table-cell table:number-columns-repeated="6"/>
          <table:table-cell office:value-type="string">
            <text:p>Backend Performance</text:p>
          </table:table-cell>
          <table:table-cell table:number-columns-repeated="2"/>
        </table:table-row>
        <table:table-row table:style-name="ro1">
          <table:table-cell office:value-type="string">
            <text:p>TQC-10436</text:p>
          </table:table-cell>
          <table:table-cell table:number-columns-repeated="6"/>
          <table:table-cell office:value-type="string">
            <text:p>Backend Performance</text:p>
          </table:table-cell>
          <table:table-cell table:number-columns-repeated="2"/>
        </table:table-row>
        <table:table-row table:style-name="ro1">
          <table:table-cell office:value-type="string">
            <text:p>TQC-10437</text:p>
          </table:table-cell>
          <table:table-cell table:number-columns-repeated="6"/>
          <table:table-cell office:value-type="string">
            <text:p>Backend Performance</text:p>
          </table:table-cell>
          <table:table-cell table:number-columns-repeated="2"/>
        </table:table-row>
        <table:table-row table:style-name="ro1">
          <table:table-cell office:value-type="string">
            <text:p>TQC-10438</text:p>
          </table:table-cell>
          <table:table-cell table:number-columns-repeated="6"/>
          <table:table-cell office:value-type="string">
            <text:p>Fisheye Navigation</text:p>
          </table:table-cell>
          <table:table-cell table:number-columns-repeated="2"/>
        </table:table-row>
        <table:table-row table:style-name="ro1">
          <table:table-cell office:value-type="string">
            <text:p>TQC-10439</text:p>
          </table:table-cell>
          <table:table-cell table:number-columns-repeated="6"/>
          <table:table-cell office:value-type="string">
            <text:p>Fisheye Navigation</text:p>
          </table:table-cell>
          <table:table-cell table:number-columns-repeated="2"/>
        </table:table-row>
        <table:table-row table:style-name="ro1">
          <table:table-cell office:value-type="string">
            <text:p>TQC-10440</text:p>
          </table:table-cell>
          <table:table-cell table:number-columns-repeated="6"/>
          <table:table-cell office:value-type="string">
            <text:p>Fisheye Navigation</text:p>
          </table:table-cell>
          <table:table-cell table:number-columns-repeated="2"/>
        </table:table-row>
        <table:table-row table:style-name="ro1">
          <table:table-cell office:value-type="string">
            <text:p>TQC-10441</text:p>
          </table:table-cell>
          <table:table-cell table:number-columns-repeated="6"/>
          <table:table-cell office:value-type="string">
            <text:p>Fisheye Navigation</text:p>
          </table:table-cell>
          <table:table-cell table:number-columns-repeated="2"/>
        </table:table-row>
        <table:table-row table:style-name="ro1">
          <table:table-cell office:value-type="string">
            <text:p>TQC-10442</text:p>
          </table:table-cell>
          <table:table-cell table:number-columns-repeated="6"/>
          <table:table-cell office:value-type="string">
            <text:p>Fisheye Navigation</text:p>
          </table:table-cell>
          <table:table-cell table:number-columns-repeated="2"/>
        </table:table-row>
        <table:table-row table:style-name="ro1">
          <table:table-cell office:value-type="string">
            <text:p>TQC-10443</text:p>
          </table:table-cell>
          <table:table-cell table:number-columns-repeated="6"/>
          <table:table-cell office:value-type="string">
            <text:p>Fisheye Navigation</text:p>
          </table:table-cell>
          <table:table-cell table:number-columns-repeated="2"/>
        </table:table-row>
        <table:table-row table:style-name="ro1">
          <table:table-cell office:value-type="string">
            <text:p>TQC-10444</text:p>
          </table:table-cell>
          <table:table-cell table:number-columns-repeated="6"/>
          <table:table-cell office:value-type="string">
            <text:p>Helix Charts</text:p>
          </table:table-cell>
          <table:table-cell table:number-columns-repeated="2"/>
        </table:table-row>
        <table:table-row table:style-name="ro1">
          <table:table-cell office:value-type="string">
            <text:p>TQC-10445</text:p>
          </table:table-cell>
          <table:table-cell table:number-columns-repeated="6"/>
          <table:table-cell office:value-type="string">
            <text:p>Helix Charts</text:p>
          </table:table-cell>
          <table:table-cell table:number-columns-repeated="2"/>
        </table:table-row>
        <table:table-row table:style-name="ro1">
          <table:table-cell office:value-type="string">
            <text:p>TQC-10446</text:p>
          </table:table-cell>
          <table:table-cell table:number-columns-repeated="6"/>
          <table:table-cell office:value-type="string">
            <text:p>Helix Charts</text:p>
          </table:table-cell>
          <table:table-cell table:number-columns-repeated="2"/>
        </table:table-row>
        <table:table-row table:style-name="ro1">
          <table:table-cell office:value-type="string">
            <text:p>TQC-10447</text:p>
          </table:table-cell>
          <table:table-cell table:number-columns-repeated="6"/>
          <table:table-cell office:value-type="string">
            <text:p>Helix Charts</text:p>
          </table:table-cell>
          <table:table-cell table:number-columns-repeated="2"/>
        </table:table-row>
        <table:table-row table:style-name="ro1">
          <table:table-cell office:value-type="string">
            <text:p>TQC-10448</text:p>
          </table:table-cell>
          <table:table-cell table:number-columns-repeated="6"/>
          <table:table-cell office:value-type="string">
            <text:p>Helix Charts</text:p>
          </table:table-cell>
          <table:table-cell table:number-columns-repeated="2"/>
        </table:table-row>
        <table:table-row table:style-name="ro1">
          <table:table-cell office:value-type="string">
            <text:p>TQC-10449</text:p>
          </table:table-cell>
          <table:table-cell table:number-columns-repeated="6"/>
          <table:table-cell office:value-type="string">
            <text:p>Helix Charts</text:p>
          </table:table-cell>
          <table:table-cell table:number-columns-repeated="2"/>
        </table:table-row>
        <table:table-row table:style-name="ro1">
          <table:table-cell office:value-type="string">
            <text:p>TQC-10450</text:p>
          </table:table-cell>
          <table:table-cell table:number-columns-repeated="6"/>
          <table:table-cell office:value-type="string">
            <text:p>Helix Charts</text:p>
          </table:table-cell>
          <table:table-cell table:number-columns-repeated="2"/>
        </table:table-row>
        <table:table-row table:style-name="ro1">
          <table:table-cell office:value-type="string">
            <text:p>TQC-10451</text:p>
          </table:table-cell>
          <table:table-cell table:number-columns-repeated="6"/>
          <table:table-cell office:value-type="string">
            <text:p>Entity recognition</text:p>
          </table:table-cell>
          <table:table-cell table:number-columns-repeated="2"/>
        </table:table-row>
        <table:table-row table:style-name="ro1">
          <table:table-cell office:value-type="string">
            <text:p>TQC-10452</text:p>
          </table:table-cell>
          <table:table-cell table:number-columns-repeated="6"/>
          <table:table-cell office:value-type="string">
            <text:p>Entity recognition</text:p>
          </table:table-cell>
          <table:table-cell table:number-columns-repeated="2"/>
        </table:table-row>
        <table:table-row table:style-name="ro1">
          <table:table-cell office:value-type="string">
            <text:p>TQC-10453</text:p>
          </table:table-cell>
          <table:table-cell table:number-columns-repeated="6"/>
          <table:table-cell office:value-type="string">
            <text:p>Entity recognition</text:p>
          </table:table-cell>
          <table:table-cell table:number-columns-repeated="2"/>
        </table:table-row>
        <table:table-row table:style-name="ro1">
          <table:table-cell office:value-type="string">
            <text:p>TQC-10454</text:p>
          </table:table-cell>
          <table:table-cell table:number-columns-repeated="6"/>
          <table:table-cell office:value-type="string">
            <text:p>Entity recognition</text:p>
          </table:table-cell>
          <table:table-cell table:number-columns-repeated="2"/>
        </table:table-row>
        <table:table-row table:style-name="ro1">
          <table:table-cell office:value-type="string">
            <text:p>TQC-10455</text:p>
          </table:table-cell>
          <table:table-cell table:number-columns-repeated="6"/>
          <table:table-cell office:value-type="string">
            <text:p>Entity recognition</text:p>
          </table:table-cell>
          <table:table-cell table:number-columns-repeated="2"/>
        </table:table-row>
        <table:table-row table:style-name="ro1">
          <table:table-cell office:value-type="string">
            <text:p>TQC-10456</text:p>
          </table:table-cell>
          <table:table-cell table:number-columns-repeated="6"/>
          <table:table-cell office:value-type="string">
            <text:p>Entity recognition</text:p>
          </table:table-cell>
          <table:table-cell table:number-columns-repeated="2"/>
        </table:table-row>
        <table:table-row table:style-name="ro1">
          <table:table-cell office:value-type="string">
            <text:p>TQC-10457</text:p>
          </table:table-cell>
          <table:table-cell table:number-columns-repeated="6"/>
          <table:table-cell office:value-type="string">
            <text:p>Entity recognition</text:p>
          </table:table-cell>
          <table:table-cell table:number-columns-repeated="2"/>
        </table:table-row>
        <table:table-row table:style-name="ro1">
          <table:table-cell office:value-type="string">
            <text:p>TQC-10458</text:p>
          </table:table-cell>
          <table:table-cell table:number-columns-repeated="6"/>
          <table:table-cell office:value-type="string">
            <text:p>Alexa support</text:p>
          </table:table-cell>
          <table:table-cell table:number-columns-repeated="2"/>
        </table:table-row>
        <table:table-row table:style-name="ro1">
          <table:table-cell office:value-type="string">
            <text:p>TQC-10459</text:p>
          </table:table-cell>
          <table:table-cell table:number-columns-repeated="6"/>
          <table:table-cell office:value-type="string">
            <text:p>Alexa support</text:p>
          </table:table-cell>
          <table:table-cell table:number-columns-repeated="2"/>
        </table:table-row>
        <table:table-row table:style-name="ro1">
          <table:table-cell office:value-type="string">
            <text:p>TQC-10460</text:p>
          </table:table-cell>
          <table:table-cell table:number-columns-repeated="6"/>
          <table:table-cell office:value-type="string">
            <text:p>Alexa support</text:p>
          </table:table-cell>
          <table:table-cell table:number-columns-repeated="2"/>
        </table:table-row>
        <table:table-row table:style-name="ro1">
          <table:table-cell office:value-type="string">
            <text:p>TQC-10461</text:p>
          </table:table-cell>
          <table:table-cell table:number-columns-repeated="6"/>
          <table:table-cell office:value-type="string">
            <text:p>Alexa support</text:p>
          </table:table-cell>
          <table:table-cell table:number-columns-repeated="2"/>
        </table:table-row>
        <table:table-row table:style-name="ro1">
          <table:table-cell office:value-type="string">
            <text:p>TQC-10462</text:p>
          </table:table-cell>
          <table:table-cell table:number-columns-repeated="6"/>
          <table:table-cell office:value-type="string">
            <text:p>Alexa support</text:p>
          </table:table-cell>
          <table:table-cell table:number-columns-repeated="2"/>
        </table:table-row>
        <table:table-row table:style-name="ro1">
          <table:table-cell office:value-type="string">
            <text:p>TQC-10463</text:p>
          </table:table-cell>
          <table:table-cell table:number-columns-repeated="6"/>
          <table:table-cell office:value-type="string">
            <text:p>Alexa support</text:p>
          </table:table-cell>
          <table:table-cell table:number-columns-repeated="2"/>
        </table:table-row>
        <table:table-row table:style-name="ro1">
          <table:table-cell office:value-type="string">
            <text:p>TQC-10464</text:p>
          </table:table-cell>
          <table:table-cell table:number-columns-repeated="6"/>
          <table:table-cell office:value-type="string">
            <text:p>Alexa support</text:p>
          </table:table-cell>
          <table:table-cell table:number-columns-repeated="2"/>
        </table:table-row>
        <table:table-row table:style-name="ro1">
          <table:table-cell office:value-type="string">
            <text:p>TQC-10465</text:p>
          </table:table-cell>
          <table:table-cell table:number-columns-repeated="6"/>
          <table:table-cell office:value-type="string">
            <text:p>Snapshot store</text:p>
          </table:table-cell>
          <table:table-cell table:number-columns-repeated="2"/>
        </table:table-row>
        <table:table-row table:style-name="ro1">
          <table:table-cell office:value-type="string">
            <text:p>TQC-10466</text:p>
          </table:table-cell>
          <table:table-cell table:number-columns-repeated="6"/>
          <table:table-cell office:value-type="string">
            <text:p>Snapshot store</text:p>
          </table:table-cell>
          <table:table-cell table:number-columns-repeated="2"/>
        </table:table-row>
        <table:table-row table:style-name="ro1">
          <table:table-cell office:value-type="string">
            <text:p>TQC-10467</text:p>
          </table:table-cell>
          <table:table-cell table:number-columns-repeated="6"/>
          <table:table-cell office:value-type="string">
            <text:p>Snapshot store</text:p>
          </table:table-cell>
          <table:table-cell table:number-columns-repeated="2"/>
        </table:table-row>
        <table:table-row table:style-name="ro1">
          <table:table-cell office:value-type="string">
            <text:p>TQC-10468</text:p>
          </table:table-cell>
          <table:table-cell table:number-columns-repeated="6"/>
          <table:table-cell office:value-type="string">
            <text:p>Snapshot store</text:p>
          </table:table-cell>
          <table:table-cell table:number-columns-repeated="2"/>
        </table:table-row>
        <table:table-row table:style-name="ro1">
          <table:table-cell office:value-type="string">
            <text:p>TQC-10469</text:p>
          </table:table-cell>
          <table:table-cell table:number-columns-repeated="6"/>
          <table:table-cell office:value-type="string">
            <text:p>Snapshot store</text:p>
          </table:table-cell>
          <table:table-cell table:number-columns-repeated="2"/>
        </table:table-row>
        <table:table-row table:style-name="ro1">
          <table:table-cell office:value-type="string">
            <text:p>TQC-10470</text:p>
          </table:table-cell>
          <table:table-cell table:number-columns-repeated="6"/>
          <table:table-cell office:value-type="string">
            <text:p>Snapshot store</text:p>
          </table:table-cell>
          <table:table-cell table:number-columns-repeated="2"/>
        </table:table-row>
        <table:table-row table:style-name="ro1">
          <table:table-cell office:value-type="string">
            <text:p>TQC-10471</text:p>
          </table:table-cell>
          <table:table-cell table:number-columns-repeated="6"/>
          <table:table-cell office:value-type="string">
            <text:p>Snapshot store</text:p>
          </table:table-cell>
          <table:table-cell table:number-columns-repeated="2"/>
        </table:table-row>
        <table:table-row table:style-name="ro1">
          <table:table-cell office:value-type="string">
            <text:p>TQC-10472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1">
          <table:table-cell office:value-type="string">
            <text:p>TQC-10473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1">
          <table:table-cell office:value-type="string">
            <text:p>TQC-10474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1">
          <table:table-cell office:value-type="string">
            <text:p>TQC-10475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1">
          <table:table-cell office:value-type="string">
            <text:p>TQC-10476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1">
          <table:table-cell office:value-type="string">
            <text:p>TQC-10477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1">
          <table:table-cell office:value-type="string">
            <text:p>TQC-10478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1">
          <table:table-cell office:value-type="string">
            <text:p>TQC-10479</text:p>
          </table:table-cell>
          <table:table-cell table:number-columns-repeated="6"/>
          <table:table-cell office:value-type="string">
            <text:p>Usage Analytics</text:p>
          </table:table-cell>
          <table:table-cell table:number-columns-repeated="2"/>
        </table:table-row>
        <table:table-row table:style-name="ro1">
          <table:table-cell office:value-type="string">
            <text:p>TQC-10480</text:p>
          </table:table-cell>
          <table:table-cell table:number-columns-repeated="9"/>
        </table:table-row>
        <table:table-row table:style-name="ro1">
          <table:table-cell office:value-type="string">
            <text:p>TQC-10481</text:p>
          </table:table-cell>
          <table:table-cell table:number-columns-repeated="9"/>
        </table:table-row>
        <table:table-row table:style-name="ro1">
          <table:table-cell office:value-type="string">
            <text:p>TQC-10482</text:p>
          </table:table-cell>
          <table:table-cell table:number-columns-repeated="9"/>
        </table:table-row>
        <table:table-row table:style-name="ro1">
          <table:table-cell office:value-type="string">
            <text:p>TQC-10483</text:p>
          </table:table-cell>
          <table:table-cell table:number-columns-repeated="9"/>
        </table:table-row>
        <table:table-row table:style-name="ro1">
          <table:table-cell office:value-type="string">
            <text:p>TQC-10484</text:p>
          </table:table-cell>
          <table:table-cell table:number-columns-repeated="9"/>
        </table:table-row>
        <table:table-row table:style-name="ro1">
          <table:table-cell office:value-type="string">
            <text:p>TQC-10485</text:p>
          </table:table-cell>
          <table:table-cell table:number-columns-repeated="9"/>
        </table:table-row>
        <table:table-row table:style-name="ro1">
          <table:table-cell office:value-type="string">
            <text:p>TQC-10486</text:p>
          </table:table-cell>
          <table:table-cell table:number-columns-repeated="9"/>
        </table:table-row>
        <table:table-row table:style-name="ro1">
          <table:table-cell office:value-type="string">
            <text:p>TQC-10487</text:p>
          </table:table-cell>
          <table:table-cell table:number-columns-repeated="9"/>
        </table:table-row>
        <table:table-row table:style-name="ro1">
          <table:table-cell office:value-type="string">
            <text:p>TQC-10488</text:p>
          </table:table-cell>
          <table:table-cell table:number-columns-repeated="9"/>
        </table:table-row>
        <table:table-row table:style-name="ro1">
          <table:table-cell office:value-type="string">
            <text:p>TQC-10489</text:p>
          </table:table-cell>
          <table:table-cell table:number-columns-repeated="9"/>
        </table:table-row>
        <table:table-row table:style-name="ro1">
          <table:table-cell office:value-type="string">
            <text:p>TQC-10490</text:p>
          </table:table-cell>
          <table:table-cell table:number-columns-repeated="9"/>
        </table:table-row>
        <table:table-row table:style-name="ro1">
          <table:table-cell office:value-type="string">
            <text:p>TQC-10491</text:p>
          </table:table-cell>
          <table:table-cell table:number-columns-repeated="9"/>
        </table:table-row>
        <table:table-row table:style-name="ro1">
          <table:table-cell office:value-type="string">
            <text:p>TQC-10492</text:p>
          </table:table-cell>
          <table:table-cell table:number-columns-repeated="9"/>
        </table:table-row>
        <table:table-row table:style-name="ro1">
          <table:table-cell office:value-type="string">
            <text:p>TQC-10493</text:p>
          </table:table-cell>
          <table:table-cell table:number-columns-repeated="9"/>
        </table:table-row>
        <table:table-row table:style-name="ro1">
          <table:table-cell office:value-type="string">
            <text:p>TQC-10494</text:p>
          </table:table-cell>
          <table:table-cell table:number-columns-repeated="9"/>
        </table:table-row>
        <table:table-row table:style-name="ro1">
          <table:table-cell office:value-type="string">
            <text:p>TQC-10495</text:p>
          </table:table-cell>
          <table:table-cell table:number-columns-repeated="9"/>
        </table:table-row>
        <table:table-row table:style-name="ro1">
          <table:table-cell office:value-type="string">
            <text:p>TQC-10496</text:p>
          </table:table-cell>
          <table:table-cell table:number-columns-repeated="9"/>
        </table:table-row>
        <table:table-row table:style-name="ro1">
          <table:table-cell office:value-type="string">
            <text:p>TQC-10497</text:p>
          </table:table-cell>
          <table:table-cell table:number-columns-repeated="9"/>
        </table:table-row>
        <table:table-row table:style-name="ro1">
          <table:table-cell office:value-type="string">
            <text:p>TQC-10498</text:p>
          </table:table-cell>
          <table:table-cell table:number-columns-repeated="9"/>
        </table:table-row>
        <table:table-row table:style-name="ro1">
          <table:table-cell office:value-type="string">
            <text:p>TQC-10499</text:p>
          </table:table-cell>
          <table:table-cell table:number-columns-repeated="9"/>
        </table:table-row>
        <table:table-row table:style-name="ro1">
          <table:table-cell office:value-type="string">
            <text:p>TQC-10500</text:p>
          </table:table-cell>
          <table:table-cell table:number-columns-repeated="9"/>
        </table:table-row>
        <table:table-row table:style-name="ro1">
          <table:table-cell office:value-type="string">
            <text:p>TQC-10501</text:p>
          </table:table-cell>
          <table:table-cell table:number-columns-repeated="9"/>
        </table:table-row>
        <table:table-row table:style-name="ro1">
          <table:table-cell office:value-type="string">
            <text:p>TQC-10502</text:p>
          </table:table-cell>
          <table:table-cell table:number-columns-repeated="9"/>
        </table:table-row>
        <table:table-row table:style-name="ro1">
          <table:table-cell office:value-type="string">
            <text:p>TQC-10503</text:p>
          </table:table-cell>
          <table:table-cell table:number-columns-repeated="9"/>
        </table:table-row>
        <table:table-row table:style-name="ro1">
          <table:table-cell office:value-type="string">
            <text:p>TQC-10504</text:p>
          </table:table-cell>
          <table:table-cell table:number-columns-repeated="9"/>
        </table:table-row>
        <table:table-row table:style-name="ro1">
          <table:table-cell office:value-type="string">
            <text:p>TQC-10505</text:p>
          </table:table-cell>
          <table:table-cell table:number-columns-repeated="9"/>
        </table:table-row>
        <table:table-row table:style-name="ro1">
          <table:table-cell office:value-type="string">
            <text:p>TQC-10506</text:p>
          </table:table-cell>
          <table:table-cell table:number-columns-repeated="9"/>
        </table:table-row>
        <table:table-row table:style-name="ro1">
          <table:table-cell office:value-type="string">
            <text:p>TQC-10507</text:p>
          </table:table-cell>
          <table:table-cell table:number-columns-repeated="9"/>
        </table:table-row>
        <table:table-row table:style-name="ro1">
          <table:table-cell office:value-type="string">
            <text:p>TQC-10508</text:p>
          </table:table-cell>
          <table:table-cell table:number-columns-repeated="9"/>
        </table:table-row>
        <table:table-row table:style-name="ro1">
          <table:table-cell office:value-type="string">
            <text:p>TQC-10509</text:p>
          </table:table-cell>
          <table:table-cell table:number-columns-repeated="9"/>
        </table:table-row>
        <table:table-row table:style-name="ro1">
          <table:table-cell office:value-type="string">
            <text:p>TQC-10510</text:p>
          </table:table-cell>
          <table:table-cell table:number-columns-repeated="9"/>
        </table:table-row>
        <table:table-row table:style-name="ro1">
          <table:table-cell office:value-type="string">
            <text:p>TQC-10511</text:p>
          </table:table-cell>
          <table:table-cell table:number-columns-repeated="9"/>
        </table:table-row>
        <table:table-row table:style-name="ro1">
          <table:table-cell office:value-type="string">
            <text:p>TQC-10512</text:p>
          </table:table-cell>
          <table:table-cell table:number-columns-repeated="9"/>
        </table:table-row>
        <table:table-row table:style-name="ro1">
          <table:table-cell office:value-type="string">
            <text:p>TQC-10513</text:p>
          </table:table-cell>
          <table:table-cell table:number-columns-repeated="9"/>
        </table:table-row>
        <table:table-row table:style-name="ro1">
          <table:table-cell office:value-type="string">
            <text:p>TQC-10514</text:p>
          </table:table-cell>
          <table:table-cell table:number-columns-repeated="9"/>
        </table:table-row>
        <table:table-row table:style-name="ro1">
          <table:table-cell office:value-type="string">
            <text:p>TQC-10515</text:p>
          </table:table-cell>
          <table:table-cell table:number-columns-repeated="9"/>
        </table:table-row>
        <table:table-row table:style-name="ro1">
          <table:table-cell office:value-type="string">
            <text:p>TQC-10516</text:p>
          </table:table-cell>
          <table:table-cell table:number-columns-repeated="9"/>
        </table:table-row>
        <table:table-row table:style-name="ro1">
          <table:table-cell office:value-type="string">
            <text:p>TQC-10517</text:p>
          </table:table-cell>
          <table:table-cell table:number-columns-repeated="9"/>
        </table:table-row>
        <table:table-row table:style-name="ro1">
          <table:table-cell office:value-type="string">
            <text:p>TQC-10518</text:p>
          </table:table-cell>
          <table:table-cell table:number-columns-repeated="9"/>
        </table:table-row>
        <table:table-row table:style-name="ro1">
          <table:table-cell office:value-type="string">
            <text:p>TQC-10519</text:p>
          </table:table-cell>
          <table:table-cell table:number-columns-repeated="9"/>
        </table:table-row>
        <table:table-row table:style-name="ro1">
          <table:table-cell office:value-type="string">
            <text:p>TQC-10520</text:p>
          </table:table-cell>
          <table:table-cell table:number-columns-repeated="9"/>
        </table:table-row>
        <table:table-row table:style-name="ro1">
          <table:table-cell office:value-type="string">
            <text:p>TQC-10521</text:p>
          </table:table-cell>
          <table:table-cell table:number-columns-repeated="9"/>
        </table:table-row>
        <table:table-row table:style-name="ro1">
          <table:table-cell office:value-type="string">
            <text:p>TQC-10522</text:p>
          </table:table-cell>
          <table:table-cell table:number-columns-repeated="9"/>
        </table:table-row>
        <table:table-row table:style-name="ro1">
          <table:table-cell office:value-type="string">
            <text:p>TQC-10523</text:p>
          </table:table-cell>
          <table:table-cell table:number-columns-repeated="9"/>
        </table:table-row>
        <table:table-row table:style-name="ro1">
          <table:table-cell office:value-type="string">
            <text:p>TQC-10524</text:p>
          </table:table-cell>
          <table:table-cell table:number-columns-repeated="9"/>
        </table:table-row>
        <table:table-row table:style-name="ro1">
          <table:table-cell office:value-type="string">
            <text:p>TQC-10525</text:p>
          </table:table-cell>
          <table:table-cell table:number-columns-repeated="9"/>
        </table:table-row>
        <table:table-row table:style-name="ro1">
          <table:table-cell office:value-type="string">
            <text:p>TQC-10526</text:p>
          </table:table-cell>
          <table:table-cell table:number-columns-repeated="9"/>
        </table:table-row>
        <table:table-row table:style-name="ro1">
          <table:table-cell office:value-type="string">
            <text:p>TQC-10527</text:p>
          </table:table-cell>
          <table:table-cell table:number-columns-repeated="9"/>
        </table:table-row>
        <table:table-row table:style-name="ro1">
          <table:table-cell office:value-type="string">
            <text:p>TQC-10528</text:p>
          </table:table-cell>
          <table:table-cell table:number-columns-repeated="9"/>
        </table:table-row>
        <table:table-row table:style-name="ro1">
          <table:table-cell office:value-type="string">
            <text:p>TQC-10529</text:p>
          </table:table-cell>
          <table:table-cell table:number-columns-repeated="9"/>
        </table:table-row>
        <table:table-row table:style-name="ro1">
          <table:table-cell office:value-type="string">
            <text:p>TQC-10530</text:p>
          </table:table-cell>
          <table:table-cell table:number-columns-repeated="9"/>
        </table:table-row>
        <table:table-row table:style-name="ro1">
          <table:table-cell office:value-type="string">
            <text:p>TQC-10531</text:p>
          </table:table-cell>
          <table:table-cell table:number-columns-repeated="9"/>
        </table:table-row>
        <table:table-row table:style-name="ro1">
          <table:table-cell office:value-type="string">
            <text:p>TQC-10532</text:p>
          </table:table-cell>
          <table:table-cell table:number-columns-repeated="9"/>
        </table:table-row>
        <table:table-row table:style-name="ro1">
          <table:table-cell office:value-type="string">
            <text:p>TQC-10533</text:p>
          </table:table-cell>
          <table:table-cell table:number-columns-repeated="9"/>
        </table:table-row>
        <table:table-row table:style-name="ro1">
          <table:table-cell office:value-type="string">
            <text:p>TQC-10534</text:p>
          </table:table-cell>
          <table:table-cell table:number-columns-repeated="9"/>
        </table:table-row>
        <table:table-row table:style-name="ro1">
          <table:table-cell office:value-type="string">
            <text:p>TQC-10535</text:p>
          </table:table-cell>
          <table:table-cell table:number-columns-repeated="9"/>
        </table:table-row>
        <table:table-row table:style-name="ro1">
          <table:table-cell office:value-type="string">
            <text:p>TQC-10536</text:p>
          </table:table-cell>
          <table:table-cell table:number-columns-repeated="9"/>
        </table:table-row>
        <table:table-row table:style-name="ro1">
          <table:table-cell office:value-type="string">
            <text:p>TQC-10537</text:p>
          </table:table-cell>
          <table:table-cell table:number-columns-repeated="9"/>
        </table:table-row>
        <table:table-row table:style-name="ro1">
          <table:table-cell office:value-type="string">
            <text:p>TQC-10538</text:p>
          </table:table-cell>
          <table:table-cell table:number-columns-repeated="9"/>
        </table:table-row>
        <table:table-row table:style-name="ro1">
          <table:table-cell office:value-type="string">
            <text:p>TQC-10539</text:p>
          </table:table-cell>
          <table:table-cell table:number-columns-repeated="9"/>
        </table:table-row>
        <table:table-row table:style-name="ro1">
          <table:table-cell office:value-type="string">
            <text:p>TQC-10540</text:p>
          </table:table-cell>
          <table:table-cell table:number-columns-repeated="9"/>
        </table:table-row>
        <table:table-row table:style-name="ro1">
          <table:table-cell office:value-type="string">
            <text:p>TQC-10541</text:p>
          </table:table-cell>
          <table:table-cell table:number-columns-repeated="9"/>
        </table:table-row>
        <table:table-row table:style-name="ro1">
          <table:table-cell office:value-type="string">
            <text:p>TQC-10542</text:p>
          </table:table-cell>
          <table:table-cell table:number-columns-repeated="9"/>
        </table:table-row>
        <table:table-row table:style-name="ro1">
          <table:table-cell office:value-type="string">
            <text:p>TQC-10543</text:p>
          </table:table-cell>
          <table:table-cell table:number-columns-repeated="9"/>
        </table:table-row>
        <table:table-row table:style-name="ro1">
          <table:table-cell office:value-type="string">
            <text:p>TQC-10544</text:p>
          </table:table-cell>
          <table:table-cell table:number-columns-repeated="9"/>
        </table:table-row>
        <table:table-row table:style-name="ro1">
          <table:table-cell office:value-type="string">
            <text:p>TQC-10545</text:p>
          </table:table-cell>
          <table:table-cell table:number-columns-repeated="9"/>
        </table:table-row>
        <table:table-row table:style-name="ro1">
          <table:table-cell office:value-type="string">
            <text:p>TQC-10546</text:p>
          </table:table-cell>
          <table:table-cell table:number-columns-repeated="9"/>
        </table:table-row>
        <table:table-row table:style-name="ro1">
          <table:table-cell office:value-type="string">
            <text:p>TQC-10547</text:p>
          </table:table-cell>
          <table:table-cell table:number-columns-repeated="9"/>
        </table:table-row>
        <table:table-row table:style-name="ro1">
          <table:table-cell office:value-type="string">
            <text:p>TQC-10548</text:p>
          </table:table-cell>
          <table:table-cell table:number-columns-repeated="9"/>
        </table:table-row>
        <table:table-row table:style-name="ro1">
          <table:table-cell office:value-type="string">
            <text:p>TQC-10549</text:p>
          </table:table-cell>
          <table:table-cell table:number-columns-repeated="9"/>
        </table:table-row>
        <table:table-row table:style-name="ro1">
          <table:table-cell office:value-type="string">
            <text:p>TQC-10550</text:p>
          </table:table-cell>
          <table:table-cell table:number-columns-repeated="9"/>
        </table:table-row>
        <table:table-row table:style-name="ro1">
          <table:table-cell office:value-type="string">
            <text:p>TQC-10551</text:p>
          </table:table-cell>
          <table:table-cell table:number-columns-repeated="9"/>
        </table:table-row>
        <table:table-row table:style-name="ro1">
          <table:table-cell office:value-type="string">
            <text:p>TQC-10552</text:p>
          </table:table-cell>
          <table:table-cell table:number-columns-repeated="9"/>
        </table:table-row>
      </table:table>
      <table:table table:name="Bug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1" table:number-columns-repeated="4" table:default-cell-style-name="Default"/>
        <table:table-row table:style-name="ro2">
          <table:table-cell office:value-type="string">
            <text:p>jira:bug</text:p>
          </table:table-cell>
          <table:table-cell office:value-type="string">
            <text:p>core:name</text:p>
          </table:table-cell>
          <table:table-cell office:value-type="string">
            <text:p>jira:status</text:p>
          </table:table-cell>
          <table:table-cell office:value-type="string">
            <text:p>jira:team</text:p>
          </table:table-cell>
          <table:table-cell office:value-type="string">
            <text:p>jira:sprint</text:p>
          </table:table-cell>
          <table:table-cell office:value-type="string">
            <text:p>jira:release</text:p>
          </table:table-cell>
        </table:table-row>
        <table:table-row table:style-name="ro2">
          <table:table-cell office:value-type="string">
            <text:p>BUG-688</text:p>
          </table:table-cell>
          <table:table-cell office:value-type="string">
            <text:p>Flux Distortion</text:p>
          </table:table-cell>
          <table:table-cell office:value-type="string">
            <text:p>open</text:p>
          </table:table-cell>
          <table:table-cell office:value-type="string">
            <text:p>Datastore</text:p>
          </table:table-cell>
          <table:table-cell office:value-type="string">
            <text:p>2020-05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BUG-689</text:p>
          </table:table-cell>
          <table:table-cell office:value-type="string">
            <text:p>Unstable Time Dilatation</text:p>
          </table:table-cell>
          <table:table-cell office:value-type="string">
            <text:p>closed</text:p>
          </table:table-cell>
          <table:table-cell office:value-type="string">
            <text:p>Simulation</text:p>
          </table:table-cell>
          <table:table-cell office:value-type="string">
            <text:p>2020-03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string">
            <text:p>BUG-690</text:p>
          </table:table-cell>
          <table:table-cell office:value-type="string">
            <text:p>Hubble Orbit Oscillation</text:p>
          </table:table-cell>
          <table:table-cell office:value-type="string">
            <text:p>in progress</text:p>
          </table:table-cell>
          <table:table-cell office:value-type="string">
            <text:p>Platform</text:p>
          </table:table-cell>
          <table:table-cell office:value-type="string">
            <text:p>2020-05</text:p>
          </table:table-cell>
          <table:table-cell office:value-type="float" office:value="1.2">
            <text:p>1.2</text:p>
          </table:table-cell>
        </table:table-row>
        <table:table-row table:style-name="ro2">
          <table:table-cell office:value-type="string">
            <text:p>BUG-690</text:p>
          </table:table-cell>
          <table:table-cell office:value-type="string">
            <text:p>Quantum Leaks</text:p>
          </table:table-cell>
          <table:table-cell office:value-type="string">
            <text:p>in validation</text:p>
          </table:table-cell>
          <table:table-cell office:value-type="string">
            <text:p>Datastore</text:p>
          </table:table-cell>
          <table:table-cell office:value-type="string">
            <text:p>2020-05</text:p>
          </table:table-cell>
          <table:table-cell office:value-type="float" office:value="1.2">
            <text:p>1.2</text:p>
          </table:table-cell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6">04/06/2021</text:date>, <text:time>22:1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rst Werner </meta:initial-creator>
    <meta:creation-date>2020-06-13T18:42:50.92</meta:creation-date>
    <dc:date>2021-04-06T22:17:07.74</dc:date>
    <dc:creator>Horst Werner </dc:creator>
    <meta:editing-duration>PT2H19M36S</meta:editing-duration>
    <meta:editing-cycles>6</meta:editing-cycles>
    <meta:generator>OpenOffice/4.1.7$Win32 OpenOffice.org_project/417m1$Build-9800</meta:generator>
    <meta:document-statistic meta:table-count="3" meta:cell-count="839" meta:object-count="0"/>
  </office:meta>
</office:document-meta>
</file>